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text-properties officeooo:paragraph-rsid="00ebf7ef"/>
    </style:style>
    <style:style style:name="P3" style:family="paragraph" style:parent-style-name="Standard">
      <style:text-properties officeooo:rsid="00efb986" officeooo:paragraph-rsid="00efb986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officeooo:rsid="004d0013" officeooo:paragraph-rsid="004d0013"/>
    </style:style>
    <style:style style:name="P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aa7d40" officeooo:paragraph-rsid="00ab3be7"/>
    </style:style>
    <style:style style:name="P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b78cfc" officeooo:paragraph-rsid="00b78cfc"/>
    </style:style>
    <style:style style:name="P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7d512" officeooo:paragraph-rsid="00d7d512"/>
    </style:style>
    <style:style style:name="P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804ca" officeooo:paragraph-rsid="00d804ca"/>
    </style:style>
    <style:style style:name="P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86b6f" officeooo:paragraph-rsid="00d86b6f"/>
    </style:style>
    <style:style style:name="P10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8c196" officeooo:paragraph-rsid="00d8c196"/>
    </style:style>
    <style:style style:name="P1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cf25e" officeooo:paragraph-rsid="00dcf25e"/>
    </style:style>
    <style:style style:name="P1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d0f41" officeooo:paragraph-rsid="00dd0f41"/>
    </style:style>
    <style:style style:name="P1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bb922a" officeooo:paragraph-rsid="00bb922a"/>
    </style:style>
    <style:style style:name="P1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e3fa20" officeooo:paragraph-rsid="00e3fa20"/>
    </style:style>
    <style:style style:name="P15" style:family="paragraph" style:parent-style-name="Text_20_body">
      <style:paragraph-properties fo:text-align="center" style:justify-single-word="false"/>
      <style:text-properties officeooo:rsid="004d0013" officeooo:paragraph-rsid="004d0013"/>
    </style:style>
    <style:style style:name="P16" style:family="paragraph" style:parent-style-name="Text_20_body">
      <style:text-properties officeooo:rsid="00c5c329" officeooo:paragraph-rsid="00c5c329"/>
    </style:style>
    <style:style style:name="P17" style:family="paragraph" style:parent-style-name="Text_20_body">
      <style:text-properties officeooo:paragraph-rsid="00ea1a0e"/>
    </style:style>
    <style:style style:name="P18" style:family="paragraph" style:parent-style-name="Text_20_body">
      <style:text-properties officeooo:rsid="00ea1a0e" officeooo:paragraph-rsid="00ea1a0e"/>
    </style:style>
    <style:style style:name="P19" style:family="paragraph" style:parent-style-name="Text_20_body">
      <style:text-properties officeooo:rsid="00ea1a0e" officeooo:paragraph-rsid="00ea7947"/>
    </style:style>
    <style:style style:name="P20" style:family="paragraph" style:parent-style-name="Text_20_body">
      <style:text-properties officeooo:rsid="00efb986" officeooo:paragraph-rsid="00efb986"/>
    </style:style>
    <style:style style:name="P21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85193" officeooo:paragraph-rsid="00b85193"/>
    </style:style>
    <style:style style:name="P22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85193" officeooo:paragraph-rsid="00c95ee1"/>
    </style:style>
    <style:style style:name="P23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85193" officeooo:paragraph-rsid="00d4cbf6"/>
    </style:style>
    <style:style style:name="P24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b922a" officeooo:paragraph-rsid="00bb922a"/>
    </style:style>
    <style:style style:name="P25" style:family="paragraph" style:parent-style-name="Standard">
      <style:paragraph-properties fo:margin-top="0cm" fo:margin-bottom="0.25cm" loext:contextual-spacing="false" fo:text-align="center" style:justify-single-word="false"/>
      <style:text-properties officeooo:rsid="00bb922a" officeooo:paragraph-rsid="00bb922a"/>
    </style:style>
    <style:style style:name="P26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c0fcee" officeooo:paragraph-rsid="00d4cbf6"/>
    </style:style>
    <style:style style:name="P27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d0f23e" officeooo:paragraph-rsid="00d0f23e"/>
    </style:style>
    <style:style style:name="P28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c2d486" officeooo:paragraph-rsid="00c2d486"/>
    </style:style>
    <style:style style:name="P29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c3a1fe" officeooo:paragraph-rsid="00c8d6f6"/>
    </style:style>
    <style:style style:name="P30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b0a123" officeooo:paragraph-rsid="00cf10a0"/>
    </style:style>
    <style:style style:name="P31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officeooo:rsid="00d0f23e" officeooo:paragraph-rsid="00d39ba1" style:font-style-asian="normal" style:font-style-complex="normal"/>
    </style:style>
    <style:style style:name="P32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officeooo:rsid="00d4cbf6" officeooo:paragraph-rsid="00d4cbf6" style:font-style-asian="normal" style:font-style-complex="normal"/>
    </style:style>
    <style:style style:name="P33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fo:font-weight="bold" officeooo:rsid="00d4cbf6" officeooo:paragraph-rsid="00d4cbf6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fo:font-weight="normal" officeooo:rsid="00b9a1d5" officeooo:paragraph-rsid="00e62ee2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.25cm" loext:contextual-spacing="false" fo:line-height="100%" fo:text-align="justify" style:justify-single-word="false" fo:text-indent="0.508cm" style:auto-text-indent="false"/>
      <style:text-properties officeooo:rsid="00defe20" officeooo:paragraph-rsid="00defe20"/>
    </style:style>
    <style:style style:name="P36" style:family="paragraph" style:parent-style-name="Table_20_Contents">
      <style:text-properties officeooo:rsid="00ea1a0e" officeooo:paragraph-rsid="00ea1a0e"/>
    </style:style>
    <style:style style:name="P37" style:family="paragraph" style:parent-style-name="Table_20_Contents">
      <style:text-properties officeooo:rsid="00ea1a0e" officeooo:paragraph-rsid="00ebf7ef"/>
    </style:style>
    <style:style style:name="P38" style:family="paragraph" style:parent-style-name="Table_20_Contents">
      <style:text-properties officeooo:rsid="00ea1a0e" officeooo:paragraph-rsid="00efb986"/>
    </style:style>
    <style:style style:name="P39" style:family="paragraph" style:parent-style-name="Table_20_Contents">
      <style:text-properties officeooo:rsid="00ea1a0e" officeooo:paragraph-rsid="00efefb7"/>
    </style:style>
    <style:style style:name="P40" style:family="paragraph" style:parent-style-name="Standard">
      <style:paragraph-properties fo:text-align="start" style:justify-single-word="false"/>
      <style:text-properties officeooo:paragraph-rsid="00b5d20b"/>
    </style:style>
    <style:style style:name="P41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0b78cfc" officeooo:paragraph-rsid="00b78cfc"/>
    </style:style>
    <style:style style:name="P42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0b78cfc" officeooo:paragraph-rsid="00bb922a"/>
    </style:style>
    <style:style style:name="P4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ffdd6b" officeooo:paragraph-rsid="00ffdd6b"/>
    </style:style>
    <style:style style:name="P44" style:family="paragraph" style:parent-style-name="Subtitle">
      <style:text-properties officeooo:rsid="00ffdd6b" officeooo:paragraph-rsid="00ffdd6b"/>
    </style:style>
    <style:style style:name="P45" style:family="paragraph" style:parent-style-name="Heading_20_2" style:list-style-name="">
      <style:text-properties officeooo:rsid="00ab3be7" officeooo:paragraph-rsid="00ab3be7"/>
    </style:style>
    <style:style style:name="P46" style:family="paragraph" style:parent-style-name="Heading_20_2">
      <style:paragraph-properties fo:text-align="justify" style:justify-single-word="false"/>
      <style:text-properties officeooo:rsid="00b03fd3" officeooo:paragraph-rsid="00b03fd3"/>
    </style:style>
    <style:style style:name="P47" style:family="paragraph" style:parent-style-name="Heading_20_2">
      <style:paragraph-properties fo:text-align="justify" style:justify-single-word="false"/>
    </style:style>
    <style:style style:name="P48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ab3be7" officeooo:paragraph-rsid="00affb46"/>
    </style:style>
    <style:style style:name="P49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8e42c3" officeooo:paragraph-rsid="008e42c3"/>
    </style:style>
    <style:style style:name="P50" style:family="paragraph" style:parent-style-name="Heading_20_2">
      <style:paragraph-properties fo:break-before="page"/>
      <style:text-properties officeooo:rsid="00ab3be7" officeooo:paragraph-rsid="00ab3be7"/>
    </style:style>
    <style:style style:name="P51" style:family="paragraph" style:parent-style-name="Heading_20_1">
      <style:text-properties officeooo:paragraph-rsid="00ea1a0e"/>
    </style:style>
    <style:style style:name="P52" style:family="paragraph" style:parent-style-name="Heading_20_1">
      <style:text-properties officeooo:paragraph-rsid="00efefb7"/>
    </style:style>
    <style:style style:name="T1" style:family="text">
      <style:text-properties officeooo:rsid="0057c8ae"/>
    </style:style>
    <style:style style:name="T2" style:family="text">
      <style:text-properties officeooo:rsid="0063e994"/>
    </style:style>
    <style:style style:name="T3" style:family="text">
      <style:text-properties officeooo:rsid="0068100b"/>
    </style:style>
    <style:style style:name="T4" style:family="text">
      <style:text-properties officeooo:rsid="00a34b69"/>
    </style:style>
    <style:style style:name="T5" style:family="text">
      <style:text-properties officeooo:rsid="00a7435b"/>
    </style:style>
    <style:style style:name="T6" style:family="text">
      <style:text-properties officeooo:rsid="00b9a1d5"/>
    </style:style>
    <style:style style:name="T7" style:family="text">
      <style:text-properties officeooo:rsid="00b9c6c7"/>
    </style:style>
    <style:style style:name="T8" style:family="text">
      <style:text-properties officeooo:rsid="00bfb98e"/>
    </style:style>
    <style:style style:name="T9" style:family="text">
      <style:text-properties fo:font-weight="bold" officeooo:rsid="00bfb98e" style:font-weight-asian="bold" style:font-weight-complex="bold"/>
    </style:style>
    <style:style style:name="T10" style:family="text">
      <style:text-properties officeooo:rsid="00c0fcee"/>
    </style:style>
    <style:style style:name="T11" style:family="text">
      <style:text-properties style:text-position="sub 58%" style:font-size-asian="10.5pt"/>
    </style:style>
    <style:style style:name="T12" style:family="text">
      <style:text-properties officeooo:rsid="00c391ba"/>
    </style:style>
    <style:style style:name="T13" style:family="text">
      <style:text-properties officeooo:rsid="00c3a1fe"/>
    </style:style>
    <style:style style:name="T14" style:family="text">
      <style:text-properties officeooo:rsid="00b0a123"/>
    </style:style>
    <style:style style:name="T15" style:family="text">
      <style:text-properties officeooo:rsid="00c52332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dd0f41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cd5aeb" style:font-style-asian="normal" style:font-style-complex="normal"/>
    </style:style>
    <style:style style:name="T20" style:family="text">
      <style:text-properties fo:font-style="normal" officeooo:rsid="00cf10a0" style:font-style-asian="normal" style:font-style-complex="normal"/>
    </style:style>
    <style:style style:name="T21" style:family="text">
      <style:text-properties fo:font-style="normal" officeooo:rsid="00d0f23e" style:font-style-asian="normal" style:font-style-complex="normal"/>
    </style:style>
    <style:style style:name="T22" style:family="text">
      <style:text-properties fo:font-style="normal" officeooo:rsid="00fdfe83" style:font-style-asian="normal" style:font-style-complex="normal"/>
    </style:style>
    <style:style style:name="T23" style:family="text">
      <style:text-properties officeooo:rsid="00cd5aeb"/>
    </style:style>
    <style:style style:name="T24" style:family="text">
      <style:text-properties officeooo:rsid="00d0f23e"/>
    </style:style>
    <style:style style:name="T25" style:family="text">
      <style:text-properties officeooo:rsid="00d2bb86"/>
    </style:style>
    <style:style style:name="T26" style:family="text">
      <style:text-properties officeooo:rsid="00d39ba1"/>
    </style:style>
    <style:style style:name="T27" style:family="text">
      <style:text-properties officeooo:rsid="00d804ca"/>
    </style:style>
    <style:style style:name="T28" style:family="text">
      <style:text-properties officeooo:rsid="00d86b6f"/>
    </style:style>
    <style:style style:name="T29" style:family="text">
      <style:text-properties officeooo:rsid="00d8c196"/>
    </style:style>
    <style:style style:name="T30" style:family="text">
      <style:text-properties officeooo:rsid="00d8d0ed"/>
    </style:style>
    <style:style style:name="T31" style:family="text">
      <style:text-properties officeooo:rsid="00d92c61"/>
    </style:style>
    <style:style style:name="T32" style:family="text">
      <style:text-properties officeooo:rsid="00dd0f41"/>
    </style:style>
    <style:style style:name="T33" style:family="text">
      <style:text-properties officeooo:rsid="00e29681"/>
    </style:style>
    <style:style style:name="T34" style:family="text">
      <style:text-properties officeooo:rsid="00e62ee2"/>
    </style:style>
    <style:style style:name="T35" style:family="text">
      <style:text-properties officeooo:rsid="00e96125"/>
    </style:style>
    <style:style style:name="T36" style:family="text">
      <style:text-properties officeooo:rsid="00ea1a0e"/>
    </style:style>
    <style:style style:name="T37" style:family="text">
      <style:text-properties officeooo:rsid="00ea3f46"/>
    </style:style>
    <style:style style:name="T38" style:family="text">
      <style:text-properties officeooo:rsid="00ed6eff"/>
    </style:style>
    <style:style style:name="T39" style:family="text">
      <style:text-properties officeooo:rsid="00efefb7"/>
    </style:style>
    <style:style style:name="T40" style:family="text">
      <style:text-properties officeooo:rsid="00f0ba42"/>
    </style:style>
    <style:style style:name="T41" style:family="text">
      <style:text-properties officeooo:rsid="00f15a67"/>
    </style:style>
    <style:style style:name="T42" style:family="text">
      <style:text-properties officeooo:rsid="00f28bbe"/>
    </style:style>
    <style:style style:name="T43" style:family="text">
      <style:text-properties officeooo:rsid="00f307e6"/>
    </style:style>
    <style:style style:name="T44" style:family="text">
      <style:text-properties officeooo:rsid="00f4179d"/>
    </style:style>
    <style:style style:name="T45" style:family="text">
      <style:text-properties officeooo:rsid="00f5d41e"/>
    </style:style>
    <style:style style:name="T46" style:family="text">
      <style:text-properties officeooo:rsid="00f65a8e"/>
    </style:style>
    <style:style style:name="T47" style:family="text">
      <style:text-properties officeooo:rsid="00f7860f"/>
    </style:style>
    <style:style style:name="T48" style:family="text">
      <style:text-properties officeooo:rsid="00fc88b2"/>
    </style:style>
    <style:style style:name="T49" style:family="text">
      <style:text-properties officeooo:rsid="00ffdd6b"/>
    </style:style>
    <style:style style:name="T50" style:family="text">
      <style:text-properties officeooo:rsid="00b5d2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49">2 </text:span>de AEDS<text:span text:style-name="T1">3</text:span></text:p>
      <text:p text:style-name="P44">Andando na Física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43">A...</text:p>
      <text:h text:style-name="Heading_20_1" text:outline-level="1"><text:span text:style-name="T49">2. </text:span>Referências</text:h>
      <text:p text:style-name="P40"><text:span text:style-name="T50">ZIVIANI, N. 2009. Projeto de Algoritmos com Implementações em Pascal e C, 2ª Edição, Editora Cengage Learn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10-23T09:33:42.772685157</dc:date>
    <meta:editing-duration>PT13H35M21S</meta:editing-duration>
    <meta:editing-cycles>208</meta:editing-cycles>
    <meta:generator>LibreOffice/4.3.7.2$Linux_X86_64 LibreOffice_project/430$Build-2</meta:generator>
    <dc:title>Documentação TP2 de AEDS3</dc:title>
    <meta:document-statistic meta:table-count="0" meta:image-count="0" meta:object-count="0" meta:page-count="1" meta:paragraph-count="8" meta:word-count="35" meta:character-count="237" meta:non-whitespace-character-count="210"/>
  </office:meta>
</office:document-meta>
</file>